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ddf" officeooo:paragraph-rsid="0006fddf"/>
    </style:style>
    <style:style style:name="P2" style:family="paragraph" style:parent-style-name="Standard">
      <style:text-properties officeooo:rsid="00104ae7" officeooo:paragraph-rsid="00104ae7"/>
    </style:style>
    <style:style style:name="P3" style:family="paragraph" style:parent-style-name="Standard">
      <style:text-properties officeooo:rsid="00210df5" officeooo:paragraph-rsid="00210df5"/>
    </style:style>
    <style:style style:name="P4" style:family="paragraph" style:parent-style-name="Standard">
      <style:text-properties officeooo:rsid="002217d0" officeooo:paragraph-rsid="002217d0"/>
    </style:style>
    <style:style style:name="T1" style:family="text">
      <style:text-properties officeooo:rsid="001f94c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79"/>Exercises </text:p>
      <text:p text:style-name="P2"><text:span text:style-name="T1">5.1 Write a program which repeatedly reads numbers until the user enters “done”. Once “done” is entered, print out the total, count and avarage of the numbers. If the user enters anything other than a number, detect their mistake using try and except and print an error message and skip to the next number.</text:span></text:p>
      <text:p text:style-name="P3">R: E5_1.py</text:p>
      <text:p text:style-name="P3"/>
      <text:p text:style-name="P4">5.2 Write another program that prompts for a list of numbers as aboce and at the end prints out both maximum and minimum of the numbers instead of the average?</text:p>
      <text:p text:style-name="P4">R:E5_2.p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9:37:23.262965750</meta:creation-date>
    <dc:date>2021-08-14T15:05:19.767064781</dc:date>
    <meta:editing-duration>PT6H28M46S</meta:editing-duration>
    <meta:editing-cycles>12</meta:editing-cycles>
    <meta:generator>LibreOffice/6.1.5.2$Linux_X86_64 LibreOffice_project/10$Build-2</meta:generator>
    <meta:document-statistic meta:table-count="0" meta:image-count="0" meta:object-count="0" meta:page-count="1" meta:paragraph-count="5" meta:word-count="88" meta:character-count="573" meta:non-whitespace-character-count="410"/>
  </office:meta>
</office:document-meta>
</file>